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add9f"/>
    </style:style>
    <style:style style:name="T13" style:family="text">
      <style:text-properties officeooo:rsid="000bb177"/>
    </style:style>
    <style:style style:name="T14" style:family="text">
      <style:text-properties officeooo:rsid="0011652f"/>
    </style:style>
    <style:style style:name="T15" style:family="text">
      <style:text-properties officeooo:rsid="0013e9c2"/>
    </style:style>
    <style:style style:name="T16" style:family="text">
      <style:text-properties officeooo:rsid="001679e1"/>
    </style:style>
    <style:style style:name="T17" style:family="text">
      <style:text-properties officeooo:rsid="001744c9"/>
    </style:style>
    <style:style style:name="T18" style:family="text">
      <style:text-properties officeooo:rsid="0018a0e2"/>
    </style:style>
    <style:style style:name="T19" style:family="text">
      <style:text-properties officeooo:rsid="00193870"/>
    </style:style>
    <style:style style:name="T20" style:family="text">
      <style:text-properties officeooo:rsid="001b6230"/>
    </style:style>
    <style:style style:name="T21" style:family="text">
      <style:text-properties officeooo:rsid="001d48a8"/>
    </style:style>
    <style:style style:name="T22" style:family="text">
      <style:text-properties officeooo:rsid="001ea843"/>
    </style:style>
    <style:style style:name="T23" style:family="text">
      <style:text-properties officeooo:rsid="001f5359"/>
    </style:style>
    <style:style style:name="T24" style:family="text">
      <style:text-properties officeooo:rsid="002054f4"/>
    </style:style>
    <style:style style:name="T25" style:family="text">
      <style:text-properties officeooo:rsid="0023414f"/>
    </style:style>
    <style:style style:name="T26" style:family="text">
      <style:text-properties officeooo:rsid="00245cd8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5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5"/><text:span text:style-name="T16">Nov 27'16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9" svg:x1="1.543cm" svg:y1="0.624cm" svg:x2="1.622cm" svg:y2="6.577cm"><text:p/></draw:line><draw:line text:anchor-type="paragraph" draw:z-index="5" draw:style-name="gr2" draw:text-style-name="P19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8 <text:s text:c="8"/># <text:s text:c="6"/>Bisquit</text:p>
      <text:p text:style-name="P10"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<draw:custom-shape text:anchor-type="paragraph" draw:z-index="2" draw:style-name="gr1" draw:text-style-name="P19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16"><draw:line text:anchor-type="paragraph" draw:z-index="4" draw:style-name="gr2" draw:text-style-name="P19" svg:x1="1.623cm" svg:y1="0.626cm" svg:x2="1.702cm" svg:y2="0.6cm"><text:p/></draw:line> <text:s text:c="4"/>Irish Moss</text:p>
      <text:p text:style-name="P17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19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19" svg:x1="2.549cm" svg:y1="0.012cm" svg:x2="2.628cm" svg:y2="3.452cm"><text:p/></draw:line> <text:s text:c="2"/><text:span text:style-name="T10">56 <text:s text:c="2"/>g <text:s text:c="4"/>NB</text:span> <text:s text:c="22"/><text:span text:style-name="T10">9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pan text:style-name="T25">nov 27'16</text:span></text:p>
      <text:p text:style-name="P12">Racked: <text:span text:style-name="T25">dec2’16</text:span><text:tab/><text:tab/><text:tab/><text:tab/><text:tab/><text:tab/></text:p>
      <text:p text:style-name="P12">Racked: <text:s text:c="3"/></text:p>
      <text:p text:style-name="P12">Bottled: <text:span text:style-name="T25">Dec 20’16</text:span><text:tab/> <text:s text:c="2"/><text:tab/><text:span text:style-name="T25">6 <text:s/>x 1l</text:span><text:tab/><text:span text:style-name="T26">primed w/ dextrose</text:span><text:tab/><text:tab/><text:tab/></text:p>
      <text:p text:style-name="P14">Kegged: <text:s text:c="2"/><text:span text:style-name="T25">Dec 20’16</text:span> <text:s text:c="8"/><text:span text:style-name="T25">1 <text:s/>x 10 gal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><draw:frame draw:style-name="fr3" draw:name="Object2" text:anchor-type="paragraph" svg:x="6.844cm" svg:y="0.09cm" svg:width="14.108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/>
      <text:p text:style-name="P12">Start Time:<text:span text:style-name="T18">6:45am</text:span></text:p>
      <text:p text:style-name="P12">Fill mash tun:<text:tab/><text:span text:style-name="T18">Sat</text:span></text:p>
      <text:p text:style-name="P12">Fill sparge kettle:<text:span text:style-name="T18">Sat</text:span><text:tab/><text:tab/></text:p>
      <text:p text:style-name="P12">Fire burners: <text:span text:style-name="T18">6:45</text:span>am</text:p>
      <text:p text:style-name="P12">Heat Mash Tun : Target Temp: 1<text:span text:style-name="T12">55</text:span> <text:s text:c="3"/></text:p>
      <text:p text:style-name="P12">Heat Sparge Kettle: Target Temp: 1<text:span text:style-name="T17">60</text:span></text:p>
      <text:p text:style-name="P12">Target Temp (Mash): 15<text:span text:style-name="T17">5</text:span></text:p>
      <text:p text:style-name="P12">Grind grain: <text:s text:c="2"/><text:span text:style-name="T19">7:30</text:span> </text:p>
      <text:p text:style-name="P12">sparge temp:<text:span text:style-name="T13">165</text:span></text:p>
      <text:p text:style-name="P12">Strike Temp: <text:span text:style-name="T13">155</text:span></text:p>
      <text:p text:style-name="P12">pump temp: <text:s/><text:span text:style-name="T13">155</text:span></text:p>
      <text:p text:style-name="P12">Mash in: <text:span text:style-name="T19">7:50</text:span></text:p>
      <text:p text:style-name="P12">Mash: Duration: <text:s text:c="2"/><text:span text:style-name="T13">90</text:span> <text:s text:c="4"/>minutes <text:s text:c="7"/></text:p>
      <text:p text:style-name="P12">Start: <text:span text:style-name="T19">7:50</text:span> <text:s text:c="6"/>Finish: <text:span text:style-name="T19">9:20</text:span> </text:p>
      <text:p text:style-name="P12">Heat (to deactivate enzymes)<text:tab/><text:tab/></text:p>
      <text:p text:style-name="P12">Target Temp: 168 <text:s text:c="2"/>Start: <text:span text:style-name="T20">9;20</text:span> <text:s text:c="2"/></text:p>
      <text:p text:style-name="P12">Finish: <text:s text:c="2"/><text:span text:style-name="T20">9:35</text:span></text:p>
      <text:p text:style-name="P12">Heat Sparge H20 (Target175◦) <text:s text:c="7"/></text:p>
      <text:p text:style-name="P12">Sparge: Start: <text:s/><text:span text:style-name="T21">9:44</text:span></text:p>
      <text:p text:style-name="P12">Finish:<text:span text:style-name="T21">10:30</text:span></text:p>
      <text:p text:style-name="P12">Wort collected: <text:s text:c="2"/><text:span text:style-name="T14">full kettle +14 qts</text:span></text:p>
      <text:p text:style-name="P12">Boil : Burner On: <text:s/></text:p>
      <text:p text:style-name="P12">Rolling Boil: <text:s text:c="2"/></text:p>
      <text:p text:style-name="P12">Hops In: <text:s text:c="3"/><text:span text:style-name="T22">11:00</text:span></text:p>
      <text:p text:style-name="P12">Hops in : <text:span text:style-name="T22">12:15</text:span></text:p>
      <text:p text:style-name="P12">Duration: 90 min <text:s/>Start: <text:s/><text:span text:style-name="T22">11</text:span></text:p>
      <text:p text:style-name="P12">Finish: <text:s text:c="3"/><text:span text:style-name="T22">12:30</text:span></text:p>
      <text:p text:style-name="P12">Burner Off: </text:p>
      <text:p text:style-name="P12">Rest 15 min <text:s text:c="7"/></text:p>
      <text:p text:style-name="P12">Pump and chill: <text:s text:c="4"/></text:p>
      <text:p text:style-name="P12">Start: <text:s/><text:span text:style-name="T23">12:45</text:span> <text:s text:c="5"/>Finish: <text:span text:style-name="T24">1:20pm</text:span></text:p>
      <text:p text:style-name="P12">OG : <text:s text:c="2"/><text:span text:style-name="T15">1.067</text:span></text:p>
      <text:p text:style-name="P13">Yeast: <text:span text:style-name="T15">Nottingham ale</text:span> </text:p>
      <text:p text:style-name="P12">Irish Moss</text:p>
      <text:p text:style-name="P5"/>
      <text:p text:style-name="P5"/>
      <text:p text:style-name="P5"/>
      <text:p text:style-name="P5">Notes: <text:span text:style-name="T26">bottles primed w/ dextrose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20T11:16:03.559705586</dc:date>
    <meta:editing-duration>PT8H28M15S</meta:editing-duration>
    <meta:editing-cycles>17</meta:editing-cycles>
    <meta:document-statistic meta:table-count="0" meta:image-count="0" meta:object-count="3" meta:page-count="2" meta:paragraph-count="63" meta:word-count="214" meta:character-count="2530" meta:non-whitespace-character-count="9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07cm" svg:height="8.999cm" xlink:href="." xlink:type="simple" chart:class="chart:line" chart:style-name="ch1">
        <chart:title svg:x="4.192cm" svg:y="0.315cm" chart:style-name="ch2">
          <text:p>Walnut Brown Ale Nov 27'16</text:p>
        </chart:title>
        <chart:legend chart:legend-position="end" svg:x="11.44cm" svg:y="3.702cm" style:legend-expansion="high" chart:style-name="ch3"/>
        <chart:plot-area chart:style-name="ch4" chart:data-source-has-labels="both" svg:x="1.293cm" svg:y="1.273cm" svg:width="9.865cm" svg:height="6.566cm">
          <chartooo:coordinate-region svg:x="2.444cm" svg:y="1.273cm" svg:width="8.714cm" svg:height="5.322cm"/>
          <chart:axis chart:dimension="x" chart:name="primary-x" chart:style-name="ch5" chartooo:axis-type="auto">
            <chartooo:date-scale/>
            <chart:title svg:x="5.863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